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9"/>
      <text:p text:style-name="P10"><text:soft-page-break/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10"/>
      <text:p text:style-name="P10">Fri Dec 1, <text:s/>2017 <text:span text:style-name="T1">3 miles</text:span> </text:p>
      <text:p text:style-name="P10">My calf is somewhat better. <text:s/>I ran 1 mile on a treadmill in 9:28, ran and walked 1 mile on the indoor track in 11:56 and did a 2.8 mile stationary bike ride at level 12 (equivalent to 1 mile of running) in 9:25.</text:p>
      <text:p text:style-name="P9">24 miles in the last week</text:p>
      <text:p text:style-name="P2"><text:soft-page-break/><text:span text:style-name="T6">Sat Dec 2, 2017</text:span> 5miles <text:s/></text:p>
      <text:p text:style-name="P1">I ran 1.5 miles on a treadmill at about 9:00/mile. <text:s/>I could feel my calf starting to tighten a little when I stopped. <text:s/>After resting 2 minutes I road a stationary bike at level 12 as I did yesterday. <text:s/>Riding the bike does not hurt my calf. <text:s/>I concluded today that the conversion between miles on the bike and miles running is not quite what I assumed yesterday. <text:s/>I did this by noting my perceived effort on the treadmill today (at 9:00/mile) was about the same as the perceived effort on the stationary bike. <text:s/>Therefore the conversion should produce a bike to run equivalence of 9:00/mile. <text:s/>I believe <text:s/>a conversion of 2.7 miles on the bike on level 12 is equivalent to 1 mile of running. This achieves the 9:00/mile value. <text:s/>Let's check this. <text:s/>On the stationary bike I road 8.1 miles in 27:04. <text:s/>Conversion to miles running is 8.1/2.7 = 3 miles. <text:s/>And 27:04/3 miles is very close to 9:00/mile. <text:s/>I also noted that I entered my weight as 128 pounds and the bike said I had used 298 calories while riding or close to 100 calories per mile of running. <text:s text:c="2"/>I need to check if this conversion holds at other paces. <text:s/>I warmed down with a slow 50 calorie ride which I assume is close to an equivalent ½ mile running warm down. <text:s/>My calf is getting better.</text:p>
      <text:p text:style-name="P1"/>
      <text:p text:style-name="P1">Sun Dec 3, 2017 <text:span text:style-name="T1">5.5 miles</text:span></text:p>
      <text:p text:style-name="P1">I ran 1 mile on a treadmill in 8:59. <text:s/>I rested 2 minutes and rode 4.05 miles on a stationary bike in about 13:30. <text:s/>This converts (see yesterday's workout) to about 1.5 miles of running at 9:00/mile. <text:s/><text:span text:style-name="T1">My pulse rose 128 bpm by the end of the ride.</text:span> <text:s/>I rested 2 minutes and ran 1 mile on a treadmill in 9:02. <text:s/><text:span text:style-name="T1">My pulse rose to 142 bpm by the end of the run. <text:s/></text:span>I rested 2 minutes and rode 4.05 miles on a stationary bike in about 13:10. This converts to about 1.5 miles of running at 8:47/mile. <text:s/><text:span text:style-name="T1"><text:s/>I tried to make my pulse rise to 142 bpm by the end of the ride and it did. </text:span><text:s/>I noted an interesting thing. <text:s/>When I run and ride with the same perceived effort, my pulse is lower when I am riding. <text:s/>Also I think I take more breaths per minute when I am riding. <text:s/>If I do, is the higher breathing rate lowering my heart rate? <text:s/>I warmed down with a slow 50 calorie ride which I assume is close to an equivalent ½ mile running warm down. <text:s/>My calf was still somewhat tight by the end of the workout.</text:p>
      <text:p text:style-name="P1"/>
      <text:p text:style-name="P1">Mon Dec 4, 2017 <text:span text:style-name="T1">3.5 miles </text:span><text:s/></text:p>
      <text:p text:style-name="P1">I rode 8.1 miles on a stationary bike set at level 12. <text:s/>The time for the ride was 29:30. <text:s/>This converts to an equivalent run of about 3 miles. <text:s/>I warmed down with a 50 calorie ride which is equivalent to about a ½ mile run.</text:p>
      <text:p text:style-name="P1"/>
      <text:p text:style-name="P1">Tues Dec 5, 2017 <text:span text:style-name="T1">3.5 miles</text:span></text:p>
      <text:p text:style-name="P1"><text:s/>I did the same workout as yesterday. “Mile” splits: 9:03, 8:57, 8:15 </text:p>
      <text:p text:style-name="P1">final pulse = 145 bpm</text:p>
      <text:p text:style-name="P11"><text:soft-page-break/>Wed Dec 6, 2017<text:span text:style-name="T1"> no running</text:span></text:p>
      <text:p text:style-name="P11">We drove 400 miles to California, MD</text:p>
      <text:p text:style-name="P11"/>
      <text:p text:style-name="P11">Thur Dec 7, 2017 <text:span text:style-name="T1">3 miles</text:span></text:p>
      <text:p text:style-name="P11">I ran 3 miles on hilly roads in California MD, <text:s/>My average pace was 9:51. <text:s/>My calf is feeling a lot better.</text:p>
      <text:p text:style-name="P11"/>
      <text:p text:style-name="P11">Fri Dec 8, 2017 <text:span text:style-name="T1">5 miles</text:span></text:p>
      <text:p text:style-name="P11">I road a wide wheeled bike with no gears 10 miles on slightly hilly roads in 50:35. <text:s/>It felt equivalent to at least 5 miles of running at a good pace.</text:p>
      <text:p text:style-name="P12">25.5 miles in the last week</text:p>
      <text:p text:style-name="P11"><text:s text:c="2"/></text:p>
      <text:p text:style-name="P11">Sat Dec 9, 2017 <text:span text:style-name="T1">no running</text:span> </text:p>
      <text:p text:style-name="P11"/>
      <text:p text:style-name="P11">Sun Dec 10, 2017 <text:span text:style-name="T1">5.6 miles</text:span> <text:s text:c="2"/></text:p>
      <text:p text:style-name="P11">I ran on slightly hilly roads. It was 40 degrees and I wore sweats. I warmed up with a mile in 9:30 and rested 5 minutes.</text:p>
      <text:p text:style-name="P11">I ran 4 miles in 34:36 or 8:39/mile. Splits: 8:47, 8:46, 8:44, 8:19 </text:p>
      <text:p text:style-name="P11">warm down: 0.6 mile jog</text:p>
      <text:p text:style-name="P11"/>
      <text:p text:style-name="P11">Mon Dec 11, 2017 <text:span text:style-name="T1">4.5 miles</text:span> </text:p>
      <text:p text:style-name="P11">I road a wide wheeled bike with no gears 9 miles on slightly hilly roads in 38:54. <text:s/>It felt equivalent to at least 4.5 miles of running at a fast pace.</text:p>
      <text:p text:style-name="P11"/>
      <text:p text:style-name="P11">Tues Dec 12, 2017 <text:span text:style-name="T1">9.4 miles</text:span> <text:s/></text:p>
      <text:p text:style-name="P11">In the morning I ran and walked 1.2 miles averaging 11:48/mile.</text:p>
      <text:p text:style-name="P11">In the afternoon I ran and walked 8.2 miles averaging 11:36/mile. <text:s/>On average I walked 0.2 miles during each mile.</text:p>
      <text:p text:style-name="P11"/>
      <text:p text:style-name="P11">Wed Dec 13, 2017 <text:span text:style-name="T1">no running</text:span> <text:s/></text:p>
      <text:p text:style-name="P11"/>
      <text:p text:style-name="P11">Thur Dec 14, 2017 <text:span text:style-name="T1">4 miles</text:span> <text:s/></text:p>
      <text:p text:style-name="P11">I ran on slightly hilly roads. It was 42 degrees and windy. <text:s/>I wore sweats. </text:p>
      <text:p text:style-name="P11">1 mile mainly downhill with the wind in 8:30. </text:p>
      <text:p text:style-name="P11">1 mile in about 11 minutes and rested 2 minutes. </text:p>
      <text:p text:style-name="P11">1 mile mainly uphill against the wind in 8:15. <text:s/>It was a tough run.</text:p>
      <text:p text:style-name="P11">1 mile in about 11 minutes.</text:p>
      <text:p text:style-name="P11"/>
      <text:p text:style-name="P11">Fri Dec 15, 2014 <text:span text:style-name="T1">no running</text:span></text:p>
      <text:p text:style-name="P12"/>
      <text:p text:style-name="P1"><text:span text:style-name="T7">23.4 miles in the last week</text:span><text:span text:style-name="T1"> <text:s/></text:span></text:p>
      <text:p text:style-name="P1"/>
      <text:p text:style-name="P1"><text:soft-page-break/>Sat Dec 16, 2014 <text:span text:style-name="T1">no running</text:span></text:p>
      <text:p text:style-name="P1">We drove 400 miles back to Meadville.</text:p>
      <text:p text:style-name="P1"/>
      <text:p text:style-name="P1">Sun Dec 17, 2014 <text:span text:style-name="T1">2 miles</text:span> <text:s/></text:p>
      <text:p text:style-name="P1">I ran slowly on 2 miles of snow packed slippery roads.</text:p>
      <text:p text:style-name="P1"/>
      <text:p text:style-name="P1">Mon Dec 18, 2017 <text:span text:style-name="T1">5.5 miles</text:span> </text:p>
      <text:p text:style-name="P1">I ran 5 miles on a treadmill in 46:41 or 9:20 / mile.</text:p>
      <text:p text:style-name="P1">Splits: 9:50, 9:31, 9:30, 9:29, (4:26 + 3:55) = 8:21</text:p>
      <text:p text:style-name="P1">I warmed down with ½ mile in 5:15.</text:p>
      <text:p text:style-name="P1"/>
      <text:p text:style-name="P1">Tues Dec 19, 2017 <text:span text:style-name="T1">6.5 miles (Compare today's work out to Tues Nov 21, 2017) </text:span></text:p>
      <text:p text:style-name="P1">I ran on a treadmill. <text:s/>First I ran 1.5 miles while continually varying my pace between fast and slow. <text:s/>My faster <text:s/>paces were around 8:00/mile. <text:s/>My average pace was 9:00/mile. <text:s/>After resting 4 minutes I ran 6 x ½ mile with a ¼ mile jog before each run. <text:s/>The jogs were all about 3:00. <text:s/>The times for the ½ mile runs were: 3:56.8, 3:56.8, <text:s/>3:56.8, 3:56.8, 3:53.8, 3:45. Average time = 3:54.3.</text:p>
      <text:p text:style-name="P1">I warmed down with a ½ mile in 5:15.</text:p>
      <text:p text:style-name="P1"/>
      <text:p text:style-name="P1">Wed Dec 20, 2017 <text:span text:style-name="T1">5.5 miles</text:span> </text:p>
      <text:p text:style-name="P1">I ran ½ mile down to the Wise Center.</text:p>
      <text:p text:style-name="P1">The I ran 4 miles on a treadmill in 33:57 or 8:29/mile and warmed down with ½ mile in 5:20.</text:p>
      <text:p text:style-name="P1">Splits: 9:00, 8:45, 8:25, (4:05 + 3:42) = 7:47</text:p>
      <text:p text:style-name="P1">I ran ½ mile home.</text:p>
      <text:p text:style-name="P1"/>
      <text:p text:style-name="P1">Thur Dec 21, 2017 <text:span text:style-name="T1">4.75 miles</text:span> </text:p>
      <text:p text:style-name="P1">I ran with Jim, Sharon and Tiffany on the indoor track.</text:p>
      <text:p text:style-name="P1">We warmed up with 1 mile, did ¼ mile of drills and walked 1/8 mile.</text:p>
      <text:p text:style-name="P1">Then we ran ¼ mile, ½ mile, ¾ mile and 1 mile with ¼ mile jog between each. The runs were all at about 9:30/mile pace. <text:s/>We did a 1/8 mile walk at the end.</text:p>
      <text:p text:style-name="P1"/>
      <text:p text:style-name="P1">Fri Dec 22, 2017 <text:span text:style-name="T1">5.25 miles</text:span> <text:s/></text:p>
      <text:p text:style-name="P1">½ mile to the Wise Center</text:p>
      <text:p text:style-name="P1">I ran 1.5 miles averaging 8:45/mile on a treadmill at various paces with some paces as fast as 7:41/mile. <text:s/>Then I rested 4 minutes. <text:s/>I ran 2.5 miles at a constant pace of 8:00/mile with a ¼ mile lead into the run and a ½ mile warm down.</text:p>
      <text:p text:style-name="P1"><text:s/></text:p>
      <text:p text:style-name="P2">29.5 miles in the last week <text:s/></text:p>
      <text:p text:style-name="P1"><text:soft-page-break/>Sat Dec 23, 2017 <text:span text:style-name="T1">6.5 miles</text:span></text:p>
      <text:p text:style-name="P1">I ran on a treadmill at the Vernon YMCA. <text:s/>The Wise Center is closed for 10 days.</text:p>
      <text:p text:style-name="P1">I ran 1.25 miles at about 9:00/mile pace and then rested 5 minutes.</text:p>
      <text:p text:style-name="P1">Then I ran 5 x 0.75 miles with a ¼ mile jog before each run. <text:s/>The runs were all in 6:00 (8:00/mile pace). <text:s/>The jogs were all about 3:00. <text:s/>I warmed down with a ¼ mile jog.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2-23T14:50:56.72</dc:date>
    <dc:creator>James Lombardi</dc:creator>
    <meta:editing-duration>PT14H33M25S</meta:editing-duration>
    <meta:editing-cycles>92</meta:editing-cycles>
    <meta:generator>OpenOffice/4.1.2$Win32 OpenOffice.org_project/412m3$Build-9782</meta:generator>
    <meta:document-statistic meta:table-count="0" meta:image-count="0" meta:object-count="0" meta:page-count="11" meta:paragraph-count="201" meta:word-count="3532" meta:character-count="17060"/>
  </office:meta>
</office:document-meta>
</file>